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uli" svg:font-family="Muli, arial, sans-serif"/>
    <style:font-face style:name="OpenSymbol" svg:font-family="OpenSymbol"/>
    <style:font-face style:name="Roboto" svg:font-family="Roboto, arial,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2"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size-complex="10.5pt"/>
    </style:style>
    <style:style style:name="P3" style:family="paragraph" style:parent-style-name="Standard">
      <style:paragraph-properties fo:margin-top="0in" fo:margin-bottom="0in" fo:line-height="100%"/>
    </style:style>
    <style:style style:name="P4" style:family="paragraph" style:parent-style-name="Standard">
      <style:paragraph-properties fo:margin-top="0in" fo:margin-bottom="0in" fo:line-height="100%"/>
      <style:text-properties style:font-name="Georgia" fo:font-size="10.5pt" style:font-size-asian="10.5pt" style:font-size-complex="10.5pt"/>
    </style:style>
    <style:style style:name="P5"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style:font-size-asian="10.5pt" style:font-size-complex="10.5pt"/>
    </style:style>
    <style:style style:name="P6"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style:style>
    <style:style style:name="P7"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style>
    <style:style style:name="P8"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style>
    <style:style style:name="P9"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background-color="transparent" style:font-size-asian="10.5pt" style:font-size-complex="10.5pt"/>
    </style:style>
    <style:style style:name="T1" style:family="text">
      <style:text-properties fo:font-weight="bold" style:font-weight-asian="bold" style:font-weight-complex="bold"/>
    </style:style>
    <style:style style:name="T2" style:family="text">
      <style:text-properties fo:color="#000000" fo:language="none" fo:country="none" style:font-name-asian="Georgia" style:language-asian="none" style:country-asian="none" style:font-name-complex="Georgia" style:language-complex="none" style:country-complex="none"/>
    </style:style>
    <style:style style:name="T3" style:family="text">
      <style:text-properties fo:color="#000000"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4"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5" style:family="text">
      <style:text-properties fo:color="#000000" style:font-name="Georgia" fo:font-size="10.5pt" fo:language="none" fo:country="none" fo:font-weight="bold"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6" style:family="text">
      <style:text-properties fo:color="#000000" style:font-name="Georgia" fo:font-size="10.5pt" fo:language="none" fo:country="none" fo:font-style="italic" fo:font-weight="bold" style:font-name-asian="Georgia" style:font-size-asian="10.5pt" style:language-asian="none" style:country-asian="none" style:font-style-asian="italic" style:font-weight-asian="bold" style:font-name-complex="Georgia" style:font-size-complex="10.5pt" style:language-complex="none" style:country-complex="none" style:font-style-complex="italic" style:font-weight-complex="bold"/>
    </style:style>
    <style:style style:name="T7" style:family="text">
      <style:text-properties fo:color="#000000" style:font-name="Georgia" fo:font-size="10.5pt" fo:language="none" fo:country="none" fo:font-style="italic" fo:background-color="transparent"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8" style:family="text">
      <style:text-properties fo:color="#000000"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9" style:family="text">
      <style:text-properties fo:color="#000000" style:font-name="Georgia" fo:font-size="10.5pt" fo:language="none" fo:country="none" fo:font-style="italic" fo:font-weight="normal" style:font-name-asian="Georgia" style:font-size-asian="10.5pt" style:language-asian="none" style:country-asian="none" style:font-style-asian="italic" style:font-weight-asian="normal" style:font-name-complex="Georgia" style:font-size-complex="10.5pt" style:language-complex="none" style:country-complex="none" style:font-style-complex="italic" style:font-weight-complex="normal"/>
    </style:style>
    <style:style style:name="T10" style:family="text">
      <style:text-properties fo:color="#000000" style:font-name="Georgia" fo:font-size="10.5pt" fo:language="none" fo:country="none" fo:background-color="transparent" style:font-name-asian="Georgia" style:font-size-asian="10.5pt" style:language-asian="none" style:country-asian="none" style:font-name-complex="Georgia" style:font-size-complex="10.5pt" style:language-complex="none" style:country-complex="none"/>
    </style:style>
    <style:style style:name="T11"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2" style:family="text">
      <style:text-properties fo:color="#000000" style:font-name="Georgia" fo:font-size="10.5pt" fo:language="en" fo:country="US" style:font-name-asian="Georgia" style:font-size-asian="10.5pt" style:language-asian="none" style:country-asian="none" style:font-name-complex="Georgia" style:font-size-complex="10.5pt" style:language-complex="none" style:country-complex="none"/>
    </style:style>
    <style:style style:name="T13" style:family="text">
      <style:text-properties fo:color="#000000" style:font-name="Georgia" fo:font-size="10.5pt" fo:language="en" fo:country="US" fo:background-color="transparent" style:font-name-asian="Georgia" style:font-size-asian="10.5pt" style:language-asian="none" style:country-asian="none" style:font-name-complex="Georgia" style:font-size-complex="10.5pt" style:language-complex="none" style:country-complex="none"/>
    </style:style>
    <style:style style:name="T14" style:family="text">
      <style:text-properties fo:color="#000000" style:font-name="Georgia" fo:font-size="10.5pt" fo:language="en" fo:country="US" fo:font-style="italic" style:text-underline-style="solid" style:text-underline-width="auto" style:text-underline-color="font-color" fo:font-weight="normal" style:font-name-asian="Georgia" style:font-size-asian="10.5pt" style:language-asian="none" style:country-asian="none" style:font-style-asian="italic" style:font-weight-asian="normal" style:font-name-complex="Georgia" style:font-size-complex="10.5pt" style:language-complex="none" style:country-complex="none" style:font-style-complex="italic" style:font-weight-complex="normal"/>
    </style:style>
    <style:style style:name="T15" style:family="text">
      <style:text-properties fo:color="#000000" style:font-name="Georgia" fo:font-size="12pt" fo:language="none" fo:country="none" style:font-name-asian="Georgia" style:font-size-asian="12pt" style:language-asian="none" style:country-asian="none" style:font-name-complex="Georgia" style:font-size-complex="12pt" style:language-complex="none" style:country-complex="none"/>
    </style:style>
    <style:style style:name="T16" style:family="text">
      <style:text-properties fo:color="#000000" style:font-name="Georgia" fo:font-size="11pt" fo:language="none" fo:country="none" style:font-name-asian="Georgia" style:font-size-asian="11pt" style:language-asian="none" style:country-asian="none" style:font-name-complex="Georgia" style:font-size-complex="11pt" style:language-complex="none" style:country-complex="none"/>
    </style:style>
    <style:style style:name="T17" style:family="text">
      <style:text-properties style:font-name="Georgia" fo:language="none" fo:country="none" style:font-name-asian="Georgia" style:language-asian="none" style:country-asian="none" style:font-name-complex="Georgia" style:language-complex="none" style:country-complex="none"/>
    </style:style>
    <style:style style:name="T18" style:family="text">
      <style:text-properties style:font-name="Georgia" fo:language="none" fo:country="none" fo:font-style="italic" fo:font-weight="bold" style:font-name-asian="Georgia" style:language-asian="none" style:country-asian="none" style:font-style-asian="italic" style:font-weight-asian="bold" style:font-name-complex="Georgia" style:language-complex="none" style:country-complex="none" style:font-style-complex="italic" style:font-weight-complex="bold"/>
    </style:style>
    <style:style style:name="T19"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20" style:family="text">
      <style:text-properties style:font-name="Georgia" fo:font-size="10.5pt" style:font-size-asian="10.5pt" style:font-size-complex="10.5pt"/>
    </style:style>
    <style:style style:name="T21" style:family="text">
      <style:text-properties style:font-name="Georgia" fo:font-size="10.5pt" fo:font-weight="bold" style:font-size-asian="10.5pt" style:font-weight-asian="bold" style:font-size-complex="10.5pt" style:font-weight-complex="bold"/>
    </style:style>
    <style:style style:name="T22" style:family="text">
      <style:text-properties style:font-name="Georgia" fo:language="en" fo:country="US" style:font-name-asian="Georgia" style:language-asian="none" style:country-asian="none" style:font-name-complex="Georgia" style:language-complex="none" style:country-complex="none"/>
    </style:style>
    <style:style style:name="T23" style:family="text">
      <style:text-properties fo:color="#545454" style:font-name="Georgia" fo:font-size="12pt" fo:language="none" fo:country="none" fo:font-style="italic" style:font-name-asian="Georgia" style:font-size-asian="12pt" style:language-asian="none" style:country-asian="none" style:font-style-asian="italic" style:font-name-complex="Georgia" style:font-size-complex="12pt" style:language-complex="none" style:country-complex="none" style:font-style-complex="italic"/>
    </style:style>
    <style:style style:name="T24" style:family="text">
      <style:text-properties fo:color="#545454"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25" style:family="text">
      <style:text-properties fo:color="#545454" style:font-name="Georgia" fo:font-size="10.5pt" fo:language="none" fo:country="none" fo:font-style="italic" fo:font-weight="bold" style:font-name-asian="Georgia" style:font-size-asian="10.5pt" style:language-asian="none" style:country-asian="none" style:font-style-asian="italic" style:font-weight-asian="bold" style:font-name-complex="Georgia" style:font-size-complex="10.5pt" style:language-complex="none" style:country-complex="none" style:font-style-complex="italic" style:font-weight-complex="bold"/>
    </style:style>
    <style:style style:name="T26" style:family="text">
      <style:text-properties fo:color="#545454" style:font-name="Georgia" fo:font-size="10.5pt" fo:language="none" fo:country="none" fo:font-style="italic" fo:font-weight="normal" style:font-name-asian="Georgia" style:font-size-asian="10.5pt" style:language-asian="none" style:country-asian="none" style:font-style-asian="italic" style:font-weight-asian="normal" style:font-name-complex="Georgia" style:font-size-complex="10.5pt" style:language-complex="none" style:country-complex="none" style:font-style-complex="italic" style:font-weight-complex="normal"/>
    </style:style>
    <style:style style:name="T27" style:family="text">
      <style:text-properties fo:color="#545454" style:font-name="Georgia" fo:font-size="11pt" fo:language="none" fo:country="none" fo:font-style="italic" style:font-name-asian="Georgia" style:font-size-asian="11pt" style:language-asian="none" style:country-asian="none" style:font-style-asian="italic" style:font-name-complex="Georgia" style:font-size-complex="11pt" style:language-complex="none" style:country-complex="none" style:font-style-complex="italic"/>
    </style:style>
    <style:style style:name="T28" style:family="text">
      <style:text-properties fo:font-variant="normal" fo:text-transform="none" style:font-name="Georgia" fo:letter-spacing="normal" fo:language="none" fo:country="none" fo:font-style="normal" fo:font-weight="normal" style:font-name-asian="Georgia" style:language-asian="none" style:country-asian="none" style:font-weight-asian="normal" style:font-name-complex="Georgia" style:language-complex="none" style:country-complex="none" style:font-weight-complex="normal"/>
    </style:style>
    <style:style style:name="T29" style:family="text">
      <style:text-properties fo:font-variant="normal" fo:text-transform="none" style:font-name="Georgia" fo:letter-spacing="normal" fo:language="none" fo:country="none" fo:font-style="normal" style:text-underline-style="none" fo:font-weight="normal" style:font-name-asian="Georgia" style:language-asian="none" style:country-asian="none" style:font-weight-asian="normal" style:font-name-complex="Georgia" style:language-complex="none" style:country-complex="none" style:font-weight-complex="normal"/>
    </style:style>
    <style:style style:name="T30" style:family="text">
      <style:text-properties fo:font-variant="normal" fo:text-transform="none" style:font-name="Georgia" fo:font-size="10.5pt" fo:letter-spacing="normal" fo:language="none" fo:country="none" fo:font-style="normal" fo:font-weight="normal" style:font-name-asian="Georgia" style:font-size-asian="10.5pt" style:language-asian="none" style:country-asian="none" style:font-name-complex="Georgia" style:font-size-complex="10.5pt" style:language-complex="none" style:country-complex="none"/>
    </style:style>
    <style:style style:name="T31" style:family="text">
      <style:text-properties fo:font-variant="normal" fo:text-transform="none" fo:color="#202124" style:font-name="Georgia" fo:font-size="10.5pt" fo:letter-spacing="normal" fo:language="none" fo:country="none" fo:font-style="normal" style:text-underline-style="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32" style:family="text">
      <style:text-properties fo:font-variant="normal" fo:text-transform="none" fo:color="#000000" style:font-name="Georgia" fo:font-size="10.5pt" fo:letter-spacing="normal" fo:font-style="normal" fo:font-weight="normal" style:font-size-asian="10.5pt" style:font-size-complex="10.5pt"/>
    </style:style>
    <style:style style:name="T33" style:family="text">
      <style:text-properties fo:font-variant="normal" fo:text-transform="none" fo:color="#000000" style:font-name="Georgia" fo:font-size="10.5pt" fo:letter-spacing="normal" fo:language="none" fo:country="none" fo:font-style="normal" fo:font-weight="normal" style:font-name-asian="Georgia" style:font-size-asian="10.5pt" style:language-asian="none" style:country-asian="none" style:font-name-complex="Georgia" style:font-size-complex="10.5pt" style:language-complex="none" style:country-complex="none"/>
    </style:style>
    <style:style style:name="T34" style:family="text">
      <style:text-properties fo:font-variant="normal" fo:text-transform="none" fo:color="#000000" style:font-name="Georgia" fo:font-size="10.5pt" fo:letter-spacing="normal" fo:language="none" fo:country="none" fo:font-style="normal"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35" style:family="text">
      <style:text-properties fo:font-variant="normal" fo:text-transform="none" fo:color="#000000" style:font-name="Georgia" fo:font-size="10.5pt" fo:letter-spacing="normal" fo:language="none" fo:country="none" fo:font-style="normal" fo:font-weight="normal" style:font-name-asian="Georgia" style:font-size-asian="10.5pt" style:language-asian="none" style:country-asian="none" style:font-name-complex="Georgia" style:font-size-complex="10.5pt" style:language-complex="none" style:country-complex="none"/>
    </style:style>
    <style:style style:name="T36" style:family="text">
      <style:text-properties fo:font-variant="normal" fo:text-transform="none" fo:color="#000000" style:font-name="Georgia" fo:font-size="10.5pt" fo:letter-spacing="normal" fo:language="none" fo:country="none" fo:font-style="normal" fo:font-weight="normal" fo:background-color="transparent"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37" style:family="text">
      <style:text-properties fo:font-variant="normal" fo:text-transform="none" fo:color="#000000" style:font-name="Georgia" fo:font-size="10.5pt" fo:letter-spacing="normal" fo:language="none" fo:country="none" fo:font-style="normal" style:text-underline-style="none" fo:font-weight="normal" fo:background-color="transparent"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38" style:family="text">
      <style:text-properties fo:font-variant="normal" fo:text-transform="none" fo:color="#000000" style:font-name="Georgia" fo:font-size="10.5pt" fo:letter-spacing="normal" fo:language="none" fo:country="none" fo:font-style="italic" fo:font-weight="normal"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39" style:family="text">
      <style:text-properties fo:font-variant="normal" fo:text-transform="none" fo:color="#000000" style:text-position="super 58%" style:font-name="Georgia" fo:font-size="10.5pt" fo:letter-spacing="normal" fo:language="none" fo:country="none" fo:font-style="normal" fo:font-weight="normal" fo:background-color="transparent"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40" style:family="text">
      <style:text-properties fo:font-variant="normal" fo:text-transform="none" fo:color="#383838" style:font-name="Georgia" fo:font-size="10.5pt" fo:letter-spacing="normal" fo:font-style="normal" fo:font-weight="normal" style:font-size-asian="10.5pt" style:font-size-complex="10.5pt"/>
    </style:style>
    <style:style style:name="T41" style:family="text">
      <style:text-properties fo:font-variant="normal" fo:text-transform="none" fo:color="#383838" style:font-name="Georgia" fo:font-size="10.5pt" fo:letter-spacing="normal" fo:language="none" fo:country="none" fo:font-style="normal" fo:font-weight="normal" style:font-name-asian="Georgia" style:font-size-asian="10.5pt" style:language-asian="none" style:country-asian="none" style:font-name-complex="Georgia" style:font-size-complex="10.5pt" style:language-complex="none" style:country-complex="none"/>
    </style:style>
    <style:style style:name="T42" style:family="text">
      <style:text-properties fo:language="none" fo:country="none" fo:font-weight="normal" style:font-name-asian="Georgia" style:language-asian="none" style:country-asian="none" style:font-weight-asian="normal" style:font-name-complex="Georgia" style:language-complex="none" style:country-complex="none" style:font-weight-complex="normal"/>
    </style:style>
    <style:style style:name="T43" style:family="text">
      <style:text-properties fo:language="none" fo:country="none" fo:font-style="italic" fo:font-weight="normal" style:font-name-asian="Georgia" style:language-asian="none" style:country-asian="none" style:font-style-asian="italic" style:font-weight-asian="normal" style:font-name-complex="Georgia" style:language-complex="none" style:country-complex="none" style:font-style-complex="italic" style:font-weight-complex="normal"/>
    </style:style>
    <style:style style:name="T44" style:family="text">
      <style:text-properties fo:color="#802020" style:font-name="Georgia" fo:font-size="12pt" fo:language="none" fo:country="none" fo:font-weight="bold" style:font-name-asian="Georgia" style:font-size-asian="12pt" style:language-asian="none" style:country-asian="none" style:font-weight-asian="bold" style:font-name-complex="Georgia" style:font-size-complex="12pt" style:language-complex="none" style:country-complex="none" style:font-weight-complex="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en I'm Surrounded, Who is God?</text:p>
      <text:p text:style-name="P3"><text:span text:style-name="T21">Read:</text:span><text:span text:style-name="T20"> Psalm </text:span><text:span text:style-name="T4">18:</text:span><text:span text:style-name="T15">2 </text:span><text:span text:style-name="T11">“</text:span><text:span text:style-name="T4">The LORD </text:span><text:span text:style-name="T8">is</text:span><text:span text:style-name="T4"> my rock, and my fortress, and my del-iverer; my God, my strength, in whom I will trust; my buckler, and the horn of my salvation, </text:span><text:span text:style-name="T8">and</text:span><text:span text:style-name="T4"> my high tower.”</text:span></text:p>
      <text:p text:style-name="P4"/>
      <text:p text:style-name="P2"><text:span text:style-name="T1">Introduction:</text:span> <text:s/>This Psalm was written <text:span text:style-name="B"><text:span text:style-name="T42">the day </text:span></text:span><text:span text:style-name="B"><text:span text:style-name="T43">that</text:span></text:span><text:span text:style-name="B"><text:span text:style-name="T42"> the LORD delivered David from the hand of all his enemies, and from the hand of Saul. </text:span></text:span>In reading this scripture I discovered this description of God and was comp-elled to dig a little deeper. <text:s/>Join me as we try to see God as David did. <text:s/></text:p>
      <text:p text:style-name="P2"/>
      <text:p text:style-name="P8"><text:span text:style-name="T5">The LORD </text:span><text:span text:style-name="T6">is</text:span><text:span text:style-name="T5"> my Rock:</text:span><text:span text:style-name="T4"> in the English language a rock can be a number of things: it might be a smooth stone that we skip across the water of a pond. <text:s text:c="2"/></text:span><text:span text:style-name="T12">A rock could be almost any size from pea gravel to </text:span><text:span text:style-name="T4">the Rock of Gibraltar.</text:span><text:span text:style-name="T12"> <text:s/>It could even be the slang expression used to describe the gem stone in a ring. <text:s/>In the scripture we see Goliath being rocked to death. <text:s/></text:span><text:span text:style-name="T13">In Joshua 10 we read of five enemy army's who were fleeing from Israel and God chooses the weapon:</text:span><text:span text:style-name="T10"> “...the LORD cast down great stones from heaven upon them unto Azekah, and they died: </text:span><text:span text:style-name="T7">they were</text:span><text:span text:style-name="T10"> more which died with hailstones than </text:span><text:span text:style-name="T7">they</text:span><text:span text:style-name="T10"> whom the children of Israel slew with the sword.” <text:s/>A Rock can be used as a weapon or it could be large enough to hide behind. <text:s/>It can be used as a shelter from wind or even rain if it is placed accordingly. <text:s/></text:span><text:span text:style-name="T14">The Lord is whatever He needs to be for whatever we need in our present situation.</text:span></text:p>
      <text:p text:style-name="P5"><text:span text:style-name="T19">The LORD </text:span><text:span text:style-name="T18">is</text:span><text:span text:style-name="T19"> my Fortress:</text:span><text:span text:style-name="T17"> <text:s/>a fortress is a place of cover and protec-tion. <text:s/>Some fortresses are built of reinforced concrete and some are natural caves or </text:span><text:span text:style-name="T22">grotto's. <text:s/>In Medieval times a fortress was often a stone castle with a moat and drawbridge around it. <text:s/>In the days of the wild west it might be a stockade erected of upright pointed logs</text:span><text:span text:style-name="T17"> that settlers would come to in times of Indian attacks. <text:s/>David is acknowledging that he needs a place of safety that he can run to when danger is </text:span><text:span text:style-name="T22">approaching and so do we. <text:s/></text:span><text:span text:style-name="T17"><text:s/></text:span></text:p>
      <text:p text:style-name="P5"><text:span text:style-name="T19">The LORD </text:span><text:span text:style-name="T18">is</text:span><text:span text:style-name="T19"> my Deliverer:</text:span><text:span text:style-name="T17"> There are times when we are in trouble that we cannot get out of by ourselves. <text:s/>In such times we need a deliverer. <text:s/>I recently read a book about POW's in Japan during WWII. <text:s/>Towards the end of the war, as American fliers would be dropping bombs all around them and their captors would run and hide they would stood in the prison yard and cheer. <text:s/>They were elated that deliverance was near. <text:s/>Those that are bound are not picky about who comes to their aid. <text:s/>David knows that his LORD will show up when a deliverer is needed.</text:span></text:p>
      <text:p text:style-name="P7"><text:span text:style-name="T5">The LORD </text:span><text:span text:style-name="T6">is</text:span><text:span text:style-name="T5"> my God:</text:span><text:span text:style-name="T4"> When you study world religions you come up with many who have a </text:span><text:span text:style-name="T12">plethora</text:span><text:span text:style-name="T4"> of gods. <text:s/>Most of these religions have gods who are </text:span><text:span text:style-name="T12">vindictive</text:span><text:span text:style-name="T4"> and angry all of the time. <text:s/>People who subscribe to these religions live in constant fear of displeasing one or more of these gods. <text:s/>The Muslims claim to have only one god but they will kill you for offending the prophet </text:span><text:span text:style-name="T12">Mohammad</text:span><text:span text:style-name="T4"> as well as Allah. <text:s/>H</text:span><text:span text:style-name="T33">indus acknowledge multitudes of gods and goddesses. <text:s/></text:span><text:span text:style-name="T32">Buddhists say there is no deity but most practice</text:span><text:span text:style-name="T40"> a religion of adoration to Buddha. <text:s/>The Greeks of Paul's time had a mountainside full of altars to their hundreds of gods. <text:s/></text:span><text:span text:style-name="T41">New Age Spirituality followers believe they are God. <text:s/>Do you recall Elijah and the contest with the prophets of Baal? In I Kings 18 he set the criteria: “</text:span><text:span text:style-name="T33">...How long halt ye between two opinions? if the LORD </text:span><text:span text:style-name="T38">be</text:span><text:span text:style-name="T33"> God, follow him: but if Baal, </text:span><text:span text:style-name="T38">then</text:span><text:span text:style-name="T33"> follow him...” <text:s/>It is as if he is saying: “Make up your mind...who is God?”</text:span></text:p>
      <text:p text:style-name="P6"><text:span text:style-name="T30"><text:s text:c="2"/>As the great theologian: Bob Dylan said: “You gotta serve somebody...”</text:span></text:p>
      <text:p text:style-name="P6"><text:span text:style-name="T30"><text:s text:c="2"/>David draws a line in the sand when he states that the LORD is his God!</text:span></text:p>
      <text:p text:style-name="P5"><text:span text:style-name="T19">The LORD </text:span><text:span text:style-name="T18">is</text:span><text:span text:style-name="T19"> my Strength:</text:span><text:span text:style-name="T17"> Have you ever just felt weak all over? <text:s/>Per-haps you have been recovering from a long illness and you are left with a sense of weakness. <text:s/>You really need your strength back. <text:s/>There are people who look to energy drinks/smoothies or medicinal solutions for strength but that is usually a temporary fix but not a solution. <text:s/>David needed strength that he could rely on and therefore he declares that the Lord is his strength.</text:span></text:p>
      <text:p text:style-name="P7"><text:span text:style-name="T5">The LORD </text:span><text:span text:style-name="T6">is</text:span><text:span text:style-name="T5"> my Buckler:</text:span><text:span text:style-name="T4"> <text:s/>a buckler is a</text:span><text:span text:style-name="T34"> shield, or piece of defensive armor, anciently used in war. It was composed of wood, or wickers woven together, covered with skin or leather, fortified with plates of brass or other metal, and worn on the left arm. In the center was </text:span><text:span text:style-name="T31">a rounded knob or protuberance which was</text:span><text:span text:style-name="T34"> very useful in causing stones and darts to glance off. The buckler was often four feet long, and covered almost the whole body. <text:s/>It is the Lord that protects us from the attacks of the enemy. In </text:span><text:span text:style-name="T37">Psalm 27:5 we read: “</text:span><text:span text:style-name="T36">For in the time of trouble he shall hide me in his pavilion: in the secret of his tabernacle shall he hide me...” in the 143</text:span><text:span text:style-name="T39">rd</text:span><text:span text:style-name="T36"> </text:span></text:p>
      <text:p text:style-name="P9"><text:span text:style-name="T29">Psalm:</text:span><text:span text:style-name="T28"> “Deliver me, O LORD, from mine enemies: I flee unto thee to hide me.”</text:span></text:p>
      <text:p text:style-name="P5"><text:span text:style-name="T19">The LORD </text:span><text:span text:style-name="T18">is</text:span><text:span text:style-name="T19"> the Horn of my salvation:</text:span><text:span text:style-name="T17"> <text:s/>In the Bible “horns” denote power so, when we read that the LORD is the horn of my salvation it means that our salvation comes from the power of the LORD and it is not in our own power to be saved. <text:s/>It is a fact that we cannot save ourselves. <text:s/>Our good works and/or all the sacrifices that we can make are an insuf-ficient offering to save us from our sinful state. <text:s/></text:span></text:p>
      <text:p text:style-name="P5"><text:span text:style-name="T19">The LORD </text:span><text:span text:style-name="T18">is</text:span><text:span text:style-name="T19"> my High Tower:</text:span><text:span text:style-name="T17"> <text:s/>A high tower was built in Biblical times to provide a place for a wealthy landowner to watch &amp; protect his crops and animals from enemies. <text:s/>It (much like a tree stand) provided an overview of the lands, animals to be protected. <text:s/>Towers also were built to provide a refuge that people could go to when being pursued by enemies. <text:s/>God is the place that you and I can turn to for protection from any and all enemies. <text:s/>He constantly watches over His children.</text:span></text:p>
      <text:p text:style-name="P5"><text:span text:style-name="T19"/></text:p>
      <text:p text:style-name="P5"><text:span text:style-name="T19">Conclude:</text:span><text:span text:style-name="T17"> Recap entire outl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uli" svg:font-family="Muli, arial, sans-serif"/>
    <style:font-face style:name="OpenSymbol" svg:font-family="OpenSymbol"/>
    <style:font-face style:name="Roboto" svg:font-family="Roboto, arial,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31</meta:editing-cycles>
    <meta:creation-date>2014-03-28T17:34:00</meta:creation-date>
    <dc:date>2023-01-27T11:35:02.13</dc:date>
    <meta:editing-duration>P8DT8H11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5" meta:word-count="1065" meta:character-count="564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